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637f" officeooo:paragraph-rsid="0014637f"/>
    </style:style>
    <style:style style:name="P2" style:family="paragraph" style:parent-style-name="Standard">
      <style:paragraph-properties fo:text-align="center" style:justify-single-word="false"/>
      <style:text-properties officeooo:rsid="0014637f" officeooo:paragraph-rsid="0014637f"/>
    </style:style>
    <style:style style:name="P3" style:family="paragraph" style:parent-style-name="Standard">
      <style:text-properties officeooo:rsid="00175f84" officeooo:paragraph-rsid="00175f84"/>
    </style:style>
    <style:style style:name="P4" style:family="paragraph" style:parent-style-name="Standard">
      <style:paragraph-properties fo:text-align="center" style:justify-single-word="false"/>
      <style:text-properties officeooo:rsid="00175f84" officeooo:paragraph-rsid="00175f84"/>
    </style:style>
    <style:style style:name="P5" style:family="paragraph" style:parent-style-name="Standard">
      <style:paragraph-properties fo:text-align="center" style:justify-single-word="false"/>
      <style:text-properties officeooo:rsid="0018e4f7" officeooo:paragraph-rsid="0018e4f7"/>
    </style:style>
    <style:style style:name="P6" style:family="paragraph" style:parent-style-name="Standard">
      <style:text-properties officeooo:rsid="001983bb" officeooo:paragraph-rsid="001983bb"/>
    </style:style>
    <style:style style:name="P7" style:family="paragraph" style:parent-style-name="Standard">
      <style:paragraph-properties fo:text-align="center" style:justify-single-word="false"/>
      <style:text-properties officeooo:rsid="001983bb" officeooo:paragraph-rsid="001983bb"/>
    </style:style>
    <style:style style:name="P8" style:family="paragraph" style:parent-style-name="Standard">
      <style:paragraph-properties fo:text-align="center" style:justify-single-word="false"/>
      <style:text-properties officeooo:rsid="001b7d97" officeooo:paragraph-rsid="001b7d97"/>
    </style:style>
    <style:style style:name="P9" style:family="paragraph" style:parent-style-name="Standard">
      <style:paragraph-properties fo:text-align="center" style:justify-single-word="false"/>
      <style:text-properties fo:font-size="16pt" officeooo:rsid="0014637f" officeooo:paragraph-rsid="0014637f" fo:background-color="#81d41a" style:font-size-asian="16pt" style:font-size-complex="16pt"/>
    </style:style>
    <style:style style:name="T1" style:family="text">
      <style:text-properties officeooo:rsid="0016be11"/>
    </style:style>
    <style:style style:name="T2" style:family="text">
      <style:text-properties officeooo:rsid="0018e4f7"/>
    </style:style>
    <style:style style:name="T3" style:family="text">
      <style:text-properties officeooo:rsid="0019e680"/>
    </style:style>
    <style:style style:name="T4" style:family="text">
      <style:text-properties officeooo:rsid="001b782c"/>
    </style:style>
    <style:style style:name="T5" style:family="text">
      <style:text-properties officeooo:rsid="001bf2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elatorio.</text:p>
      <text:p text:style-name="P1"/>
      <text:p text:style-name="P2">Rodrigo Nascimento Batista Modificando o design inicial do Site, Usando um exemplo já criada pela Bootstrap “https://startbootstrap.com/templates/bare/” .<text:span text:style-name="T1">Fazendo o primeiro upload no Github.</text:span></text:p>
      <text:p text:style-name="P4"><text:s/>melhorando a <text:span text:style-name="T2">design</text:span> da <text:span text:style-name="T2">página</text:span> e adaptando o ao tema do trabalho q é a p<text:span text:style-name="T2">sicologia.</text:span></text:p>
      <text:p text:style-name="P4"/>
      <text:p text:style-name="P5">Lucas soares Atualizou o projeto com imagens no estilo carrossel. Imagem relacionada ao tema feita por ele mesmo.<text:span text:style-name="T4">Tivemos problemas com o github em compartilhar autorização de upload, então tivemos que compartilhar a mesma conta.</text:span></text:p>
      <text:p text:style-name="P5"/>
      <text:p text:style-name="P5"/>
      <text:p text:style-name="P7">Rodrigo adicionou <text:span text:style-name="T3">a página psicólogos e serviços e a página funcionários</text:span></text:p>
      <text:p text:style-name="P7"/>
      <text:p text:style-name="P8">Lucas soares <text:span text:style-name="T5">fez a tabela dos pacientes.</text:span></text:p>
      <text:p text:style-name="P6"/>
      <text:p text:style-name="P6"/>
      <text:p text:style-name="P6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12:32:49.161000000</meta:creation-date>
    <dc:date>2020-04-28T23:03:19.664000000</dc:date>
    <meta:editing-duration>PT8M17S</meta:editing-duration>
    <meta:editing-cycles>1</meta:editing-cycles>
    <meta:document-statistic meta:table-count="0" meta:image-count="0" meta:object-count="0" meta:page-count="1" meta:paragraph-count="6" meta:word-count="92" meta:character-count="622" meta:non-whitespace-character-count="535"/>
    <meta:generator>LibreOffice/6.2.3.2$Windows_X86_64 LibreOffice_project/aecc05fe267cc68dde00352a451aa867b3b546ac</meta:generator>
  </office:meta>
</office:document-meta>
</file>